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c99" officeooo:paragraph-rsid="0019ec99"/>
    </style:style>
    <style:style style:name="P2" style:family="paragraph" style:parent-style-name="Standard">
      <style:text-properties officeooo:rsid="0019ec99" officeooo:paragraph-rsid="001ae27d"/>
    </style:style>
    <style:style style:name="P3" style:family="paragraph" style:parent-style-name="Standard" style:list-style-name="L5">
      <style:paragraph-properties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P4" style:family="paragraph" style:parent-style-name="Standard">
      <style:paragraph-properties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P5" style:family="paragraph" style:parent-style-name="Standard" style:list-style-name="L7">
      <style:paragraph-properties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P6" style:family="paragraph" style:parent-style-name="Standard" style:list-style-name="L8">
      <style:paragraph-properties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P7" style:family="paragraph" style:parent-style-name="Standard" style:list-style-name="L9">
      <style:paragraph-properties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P8" style:family="paragraph" style:parent-style-name="Standard" style:list-style-name="L10">
      <style:paragraph-properties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P9" style:family="paragraph" style:parent-style-name="Standard" style:list-style-name="L10" style:master-page-name="">
      <style:paragraph-properties fo:margin-left="0in" fo:margin-right="0in" fo:text-indent="-0.25in" style:auto-text-indent="false" style:page-number="auto"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P10" style:family="paragraph" style:parent-style-name="Standard" style:list-style-name="L10" style:master-page-name="">
      <style:paragraph-properties fo:margin-left="0.5in" fo:margin-right="0in" fo:text-indent="-0.25in" style:auto-text-indent="false" style:page-number="auto"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P11" style:family="paragraph" style:parent-style-name="Standard" style:list-style-name="L10">
      <style:paragraph-properties fo:margin-left="0.5in" fo:margin-right="0in" fo:text-indent="-0.25in" style:auto-text-indent="false"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P12" style:family="paragraph" style:parent-style-name="Standard" style:list-style-name="L10" style:master-page-name="">
      <style:paragraph-properties fo:margin-left="0.25in" fo:margin-right="0in" fo:text-indent="0in" style:auto-text-indent="false" style:page-number="auto"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P13" style:family="paragraph" style:parent-style-name="Standard" style:list-style-name="L10">
      <style:paragraph-properties fo:margin-left="0in" fo:margin-right="0in" fo:text-indent="0in" style:auto-text-indent="false">
        <style:tab-stops>
          <style:tab-stop style:position="2.3945in"/>
        </style:tab-stops>
      </style:paragraph-properties>
      <style:text-properties officeooo:rsid="001ae27d" officeooo:paragraph-rsid="001ae27d"/>
    </style:style>
    <style:style style:name="T1" style:family="text">
      <style:text-properties officeooo:rsid="001ae2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nal Presentation Requirements</text:p>
      <text:p text:style-name="P2"><text:span text:style-name="T1">1- Overview about the task.</text:span></text:p>
      <text:p text:style-name="P2"><text:span text:style-name="T1">2- General structure overview about your approach.</text:span></text:p>
      <text:list xml:id="list5200078680212130461" text:style-name="L7">
        <text:list-item>
          <text:p text:style-name="P5">Which agents</text:p>
        </text:list-item>
        <text:list-item>
          <text:p text:style-name="P5">how many</text:p>
        </text:list-item>
        <text:list-item>
          <text:p text:style-name="P5">what is their rule</text:p>
        </text:list-item>
        <text:list-item>
          <text:p text:style-name="P5">who communicate with whom about what</text:p>
        </text:list-item>
        <text:list-item>
          <text:p text:style-name="P5">where is the knowledge stored and how is it represented.</text:p>
        </text:list-item>
      </text:list>
      <text:p text:style-name="P4">3- Paradigm of your approach.</text:p>
      <text:list xml:id="list1052737735142296059" text:style-name="L8">
        <text:list-item>
          <text:p text:style-name="P6">Centralized vs. decentralized. </text:p>
        </text:list-item>
      </text:list>
      <text:p text:style-name="P4">4- Control flow + data flow.</text:p>
      <text:p text:style-name="P4">5- Advantages and disadvantages of your approach</text:p>
      <text:list xml:id="list7263965719003979169" text:style-name="L9">
        <text:list-item>
          <text:p text:style-name="P7">failures</text:p>
        </text:list-item>
        <text:list-item>
          <text:p text:style-name="P7">testing</text:p>
        </text:list-item>
        <text:list-item>
          <text:p text:style-name="P7">debugging</text:p>
        </text:list-item>
      </text:list>
      <text:p text:style-name="P4">6- Jade issues</text:p>
      <text:list xml:id="list8010207014550088428" text:style-name="L10">
        <text:list-item>
          <text:p text:style-name="P8">implementations</text:p>
        </text:list-item>
        <text:list-item>
          <text:p text:style-name="P8">strategies</text:p>
        </text:list-item>
        <text:list-item>
          <text:p text:style-name="P8">techniques</text:p>
          <text:p text:style-name="P9">7- <text:s/>Lessons learned</text:p>
        </text:list-item>
        <text:list-item>
          <text:p text:style-name="P10">advice ? </text:p>
        </text:list-item>
        <text:list-item>
          <text:p text:style-name="P11">Your personal opinion </text:p>
          <text:p text:style-name="P13">8- class diagram, explains relations.</text:p>
          <text:p text:style-name="P13">9- Assumptions you make</text:p>
        </text:list-item>
        <text:list-item>
          <text:p text:style-name="P12">limited resources </text:p>
        </text:list-item>
      </text:list>
      <text:list xml:id="list8693103855118042519" text:style-name="L5">
        <text:list-header>
          <text:p text:style-name="P3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ur </meta:initial-creator>
    <meta:creation-date>2016-01-13T16:41:39.489147833</meta:creation-date>
    <dc:date>2016-01-13T16:49:40.318479287</dc:date>
    <dc:creator>Nour </dc:creator>
    <meta:editing-duration>PT6M5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06" meta:character-count="593" meta:non-whitespace-character-count="525"/>
  </office:meta>
</office:document-meta>
</file>